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6"/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1.7475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63260416666667cm"/>
    </style:style>
    <style:style style:name="co5" style:family="table-column">
      <style:table-column-properties fo:break-before="auto" style:column-width="20.4919791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555Badge" table:style-name="ta1"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1">
            <text:p>Reference</text:p>
          </table:table-cell>
          <table:table-cell office:value-type="string" table:style-name="ce2">
            <text:p>Qty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MPN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Total Price</text:p>
          </table:table-cell>
          <table:table-cell office:value-type="string" table:style-name="ce1">
            <text:p>Part Page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AT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BS-7</text:p>
          </table:table-cell>
          <table:table-cell office:value-type="string" table:style-name="ce1">
            <text:p>digikey-footprints:Battery_Holder_Coin_2032_BS-7</text:p>
          </table:table-cell>
          <table:table-cell office:value-type="string" table:style-name="ce1">
            <text:p>BS-7</text:p>
          </table:table-cell>
          <table:table-cell office:value-type="currency" office:value="92.54" table:style-name="ce3">
            <text:p>₹ 92.54</text:p>
          </table:table-cell>
          <table:table-cell office:value-type="currency" office:value="92.54" table:formula="of:=[.C2]*[.G2]" table:style-name="ce3">
            <text:p>₹ 92.54</text:p>
          </table:table-cell>
          <table:table-cell office:value-type="string" table:style-name="ce4">
            <text:p><text:a xlink:href="https://www.digikey.in/en/products/detail/mpd-memory-protection-devices/BS-7/389447">https://www.digikey.in/en/products/detail/mpd-memory-protection-devices/BS-7/389447</text:a></text:p>
          </table:table-cell>
          <table:table-cell table:number-columns-repeated="1637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Battery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3V</text:p>
          </table:table-cell>
          <table:table-cell table:style-name="ce1"/>
          <table:table-cell office:value-type="string" table:style-name="ce1">
            <text:p>CR2032</text:p>
          </table:table-cell>
          <table:table-cell office:value-type="currency" office:value="27.2" table:style-name="ce3">
            <text:p>₹ 27.20</text:p>
          </table:table-cell>
          <table:table-cell office:value-type="currency" office:value="27.2" table:formula="of:=[.C3]*[.G3]" table:style-name="ce3">
            <text:p>₹ 27.20</text:p>
          </table:table-cell>
          <table:table-cell office:value-type="string" table:style-name="ce4">
            <text:p><text:a xlink:href="https://www.amazon.in/Duracell-Specialty-Lithium-Suitable-wearables/dp/B08Y1TQ8K7/ref=sr_1_3?keywords=cr2032+3v&amp;sr=8-3">https://www.amazon.in/Duracell-Specialty-Lithium-Suitable-wearables/dp/B08Y1TQ8K7/ref=sr_1_3?keywords=cr2032+3v&amp;sr=8-3</text:a></text:p>
          </table:table-cell>
          <table:table-cell table:number-columns-repeated="1637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C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Capacitor_THT:CP_Radial_D5.0mm_P2.00mm</text:p>
          </table:table-cell>
          <table:table-cell office:value-type="string" table:style-name="ce1">
            <text:p>ECA-1HM-100</text:p>
          </table:table-cell>
          <table:table-cell office:value-type="currency" office:value="19.18" table:style-name="ce3">
            <text:p>₹ 19.18</text:p>
          </table:table-cell>
          <table:table-cell office:value-type="currency" office:value="19.18" table:formula="of:=[.C4]*[.G4]" table:style-name="ce3">
            <text:p>₹ 19.18</text:p>
          </table:table-cell>
          <table:table-cell office:value-type="string" table:style-name="ce4">
            <text:p><text:a xlink:href="https://www.digikey.in/en/products/detail/panasonic-electronic-components/ECA-1HM100/245037">https://www.digikey.in/en/products/detail/panasonic-electronic-components/ECA-1HM100/245037</text:a></text:p>
          </table:table-cell>
          <table:table-cell table:number-columns-repeated="1637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C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100uF</text:p>
          </table:table-cell>
          <table:table-cell office:value-type="string" table:style-name="ce1">
            <text:p>Capacitor_THT:CP_Radial_D6.3mm_P2.50mm</text:p>
          </table:table-cell>
          <table:table-cell office:value-type="string" table:style-name="ce1">
            <text:p>35ZLH100</text:p>
          </table:table-cell>
          <table:table-cell office:value-type="currency" office:value="27.51" table:style-name="ce3">
            <text:p>₹ 27.51</text:p>
          </table:table-cell>
          <table:table-cell office:value-type="currency" office:value="27.51" table:formula="of:=[.C5]*[.G5]" table:style-name="ce3">
            <text:p>₹ 27.51</text:p>
          </table:table-cell>
          <table:table-cell office:value-type="string" table:style-name="ce4">
            <text:p><text:a xlink:href="https://www.digikey.in/en/products/detail/rubycon/35ZLH100MEFC6-3X11/3134256">https://www.digikey.in/en/products/detail/rubycon/35ZLH100MEFC6-3X11/3134256</text:a>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D1, D2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LED_THT:LED_D3.0mm</text:p>
          </table:table-cell>
          <table:table-cell office:value-type="string" table:style-name="ce1">
            <text:p>OVLBB4C7</text:p>
          </table:table-cell>
          <table:table-cell office:value-type="currency" office:value="38.35" table:style-name="ce3">
            <text:p>₹ 38.35</text:p>
          </table:table-cell>
          <table:table-cell office:value-type="currency" office:value="76.7" table:formula="of:=[.C6]*[.G6]" table:style-name="ce3">
            <text:p>₹ 76.70</text:p>
          </table:table-cell>
          <table:table-cell office:value-type="string" table:style-name="ce4">
            <text:p><text:a xlink:href="https://www.digikey.in/en/products/detail/tt-electronics-optek-technology/OVLBB4C7/827109">https://www.digikey.in/en/products/detail/tt-electronics-optek-technology/OVLBB4C7/827109</text:a></text:p>
          </table:table-cell>
          <table:table-cell table:number-columns-repeated="1637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Q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2N3904</text:p>
          </table:table-cell>
          <table:table-cell office:value-type="string" table:style-name="ce1">
            <text:p>digikey-footprints:TO-92-3</text:p>
          </table:table-cell>
          <table:table-cell office:value-type="string" table:style-name="ce1">
            <text:p>2N3904BU</text:p>
          </table:table-cell>
          <table:table-cell office:value-type="currency" office:value="29.18" table:style-name="ce3">
            <text:p>₹ 29.18</text:p>
          </table:table-cell>
          <table:table-cell office:value-type="currency" office:value="29.18" table:formula="of:=[.C7]*[.G7]" table:style-name="ce3">
            <text:p>₹ 29.18</text:p>
          </table:table-cell>
          <table:table-cell office:value-type="string" table:style-name="ce4">
            <text:p><text:a xlink:href="https://www.digikey.in/en/products/detail/onsemi/2N3904BU/1413">https://www.digikey.in/en/products/detail/onsemi/2N3904BU/1413</text:a></text:p>
          </table:table-cell>
          <table:table-cell table:number-columns-repeated="1637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R1, R3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22k</text:p>
          </table:table-cell>
          <table:table-cell office:value-type="string" table:style-name="ce1">
            <text:p>Resistor_THT:R_Axial_DIN0207_L6.3mm_D2.5mm_P7.62mm_Horizontal</text:p>
          </table:table-cell>
          <table:table-cell office:value-type="string" table:style-name="ce1">
            <text:p>CF14JT22K0</text:p>
          </table:table-cell>
          <table:table-cell office:value-type="currency" office:value="8.34" table:style-name="ce3">
            <text:p>₹ 8.34</text:p>
          </table:table-cell>
          <table:table-cell office:value-type="currency" office:value="16.68" table:formula="of:=[.C8]*[.G8]" table:style-name="ce3">
            <text:p>₹ 16.68</text:p>
          </table:table-cell>
          <table:table-cell office:value-type="string" table:style-name="ce4">
            <text:p><text:a xlink:href="https://www.digikey.in/en/products/detail/stackpole-electronics-inc/CF14JT22K0/1741350">https://www.digikey.in/en/products/detail/stackpole-electronics-inc/CF14JT22K0/1741350</text:a></text:p>
          </table:table-cell>
          <table:table-cell table:number-columns-repeated="1637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R2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330k</text:p>
          </table:table-cell>
          <table:table-cell office:value-type="string" table:style-name="ce1">
            <text:p>Resistor_THT:R_Axial_DIN0207_L6.3mm_D2.5mm_P7.62mm_Horizontal</text:p>
          </table:table-cell>
          <table:table-cell office:value-type="string" table:style-name="ce1">
            <text:p>CFR-25JT-52-330K</text:p>
          </table:table-cell>
          <table:table-cell office:value-type="currency" office:value="8.34" table:style-name="ce3">
            <text:p>₹ 8.34</text:p>
          </table:table-cell>
          <table:table-cell office:value-type="currency" office:value="8.34" table:formula="of:=[.C9]*[.G9]" table:style-name="ce3">
            <text:p>₹ 8.34</text:p>
          </table:table-cell>
          <table:table-cell office:value-type="string" table:style-name="ce4">
            <text:p><text:a xlink:href="https://www.digikey.in/en/products/detail/yageo/CFR-25JT-52-330K/9098602">https://www.digikey.in/en/products/detail/yageo/CFR-25JT-52-330K/9098602</text:a></text:p>
          </table:table-cell>
          <table:table-cell table:number-columns-repeated="1637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R4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100k</text:p>
          </table:table-cell>
          <table:table-cell office:value-type="string" table:style-name="ce1">
            <text:p>Resistor_THT:R_Axial_DIN0207_L6.3mm_D2.5mm_P7.62mm_Horizontal</text:p>
          </table:table-cell>
          <table:table-cell office:value-type="string" table:style-name="ce1">
            <text:p>CF14JT100K</text:p>
          </table:table-cell>
          <table:table-cell office:value-type="currency" office:value="8.34" table:style-name="ce3">
            <text:p>₹ 8.34</text:p>
          </table:table-cell>
          <table:table-cell office:value-type="currency" office:value="8.34" table:formula="of:=[.C10]*[.G10]" table:style-name="ce3">
            <text:p>₹ 8.34</text:p>
          </table:table-cell>
          <table:table-cell office:value-type="string" table:style-name="ce4">
            <text:p><text:a xlink:href="https://www.digikey.in/en/products/detail/stackpole-electronics-inc/CF14JT100K/1741263">https://www.digikey.in/en/products/detail/stackpole-electronics-inc/CF14JT100K/1741263</text:a>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R5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sistor_THT:R_Axial_DIN0207_L6.3mm_D2.5mm_P7.62mm_Horizontal</text:p>
          </table:table-cell>
          <table:table-cell office:value-type="string" table:style-name="ce1">
            <text:p>CF14JT10K0</text:p>
          </table:table-cell>
          <table:table-cell office:value-type="currency" office:value="8.34" table:style-name="ce3">
            <text:p>₹ 8.34</text:p>
          </table:table-cell>
          <table:table-cell office:value-type="currency" office:value="8.34" table:formula="of:=[.C11]*[.G11]" table:style-name="ce3">
            <text:p>₹ 8.34</text:p>
          </table:table-cell>
          <table:table-cell office:value-type="string" table:style-name="ce4">
            <text:p><text:a xlink:href="https://www.digikey.in/en/products/detail/stackpole-electronics-inc/CF14JT10K0/1741265">https://www.digikey.in/en/products/detail/stackpole-electronics-inc/CF14JT10K0/1741265</text:a></text:p>
          </table:table-cell>
          <table:table-cell table:number-columns-repeated="1637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R6, R7</text:p>
          </table:table-cell>
          <table:table-cell office:value-type="float" office:value="2" table:style-name="ce2">
            <text:p>2</text:p>
          </table:table-cell>
          <table:table-cell office:value-type="float" office:value="100" table:style-name="ce2">
            <text:p>100</text:p>
          </table:table-cell>
          <table:table-cell office:value-type="string" table:style-name="ce1">
            <text:p>Resistor_THT:R_Axial_DIN0207_L6.3mm_D2.5mm_P7.62mm_Horizontal</text:p>
          </table:table-cell>
          <table:table-cell office:value-type="string" table:style-name="ce1">
            <text:p>CF14JT100R</text:p>
          </table:table-cell>
          <table:table-cell office:value-type="currency" office:value="8.34" table:style-name="ce3">
            <text:p>₹ 8.34</text:p>
          </table:table-cell>
          <table:table-cell office:value-type="currency" office:value="16.68" table:formula="of:=[.C12]*[.G12]" table:style-name="ce3">
            <text:p>₹ 16.68</text:p>
          </table:table-cell>
          <table:table-cell office:value-type="string" table:style-name="ce4">
            <text:p><text:a xlink:href="https://www.digikey.in/en/products/detail/stackpole-electronics-inc/CF14JT100R/1741261">https://www.digikey.in/en/products/detail/stackpole-electronics-inc/CF14JT100R/1741261</text:a></text:p>
          </table:table-cell>
          <table:table-cell table:number-columns-repeated="1637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S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EG1218</text:p>
          </table:table-cell>
          <table:table-cell office:value-type="string" table:style-name="ce1">
            <text:p>digikey-footprints:Switch_Slide_11.6x4mm_EG1218</text:p>
          </table:table-cell>
          <table:table-cell office:value-type="string" table:style-name="ce1">
            <text:p>EG1218</text:p>
          </table:table-cell>
          <table:table-cell office:value-type="currency" office:value="63.36" table:style-name="ce3">
            <text:p>₹ 63.36</text:p>
          </table:table-cell>
          <table:table-cell office:value-type="currency" office:value="63.36" table:formula="of:=[.C13]*[.G13]" table:style-name="ce3">
            <text:p>₹ 63.36</text:p>
          </table:table-cell>
          <table:table-cell office:value-type="string" table:style-name="ce4">
            <text:p><text:a xlink:href="https://www.digikey.in/en/products/detail/e-switch/EG1218/101726">https://www.digikey.in/en/products/detail/e-switch/EG1218/101726</text:a></text:p>
          </table:table-cell>
          <table:table-cell table:number-columns-repeated="1637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U1</text:p>
          </table:table-cell>
          <table:table-cell office:value-type="float" office:value="1" table:style-name="ce2">
            <text:p>1</text:p>
          </table:table-cell>
          <table:table-cell office:value-type="float" office:value="7555" table:style-name="ce2">
            <text:p>7555</text:p>
          </table:table-cell>
          <table:table-cell office:value-type="string" table:style-name="ce1">
            <text:p>555Badge:ICM7555-PDIP</text:p>
          </table:table-cell>
          <table:table-cell office:value-type="string" table:style-name="ce1">
            <text:p>ICM7555IPAZ</text:p>
          </table:table-cell>
          <table:table-cell office:value-type="currency" office:value="77.53" table:style-name="ce3">
            <text:p>₹ 77.53</text:p>
          </table:table-cell>
          <table:table-cell office:value-type="currency" office:value="77.53" table:formula="of:=[.C14]*[.G14]" table:style-name="ce3">
            <text:p>₹ 77.53</text:p>
          </table:table-cell>
          <table:table-cell office:value-type="string" table:style-name="ce4">
            <text:p><text:a xlink:href="https://www.digikey.in/en/products/detail/renesas-electronics-corporation/ICM7555IPAZ/821488">https://www.digikey.in/en/products/detail/renesas-electronics-corporation/ICM7555IPAZ/821488</text:a></text:p>
          </table:table-cell>
          <table:table-cell table:number-columns-repeated="16375"/>
        </table:table-row>
        <table:table-row table:style-name="ro1">
          <table:table-cell office:value-type="string" table:number-columns-spanned="6" table:number-rows-spanned="1" table:style-name="ce5">
            <text:p>Total cost</text:p>
          </table:table-cell>
          <table:covered-table-cell table:number-columns-repeated="5"/>
          <table:table-cell office:value-type="currency" office:value="471.57999999999993" table:formula="of:=[.H2]+[.H3]+[.H4]+[.H5]+[.H6]+[.H7]+[.H8]+[.H9]+[.H10]+[.H11]+[.H12]+[.H13]+[.H14]" table:number-columns-spanned="2" table:number-rows-spanned="1" table:style-name="ce6">
            <text:p>₹ 471.58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string" table:number-columns-spanned="6" table:number-rows-spanned="1" table:style-name="ce5">
            <text:p>PCB fabrication cost</text:p>
          </table:table-cell>
          <table:covered-table-cell table:number-columns-repeated="5"/>
          <table:table-cell office:value-type="currency" office:value="159.80000000000001" table:number-columns-spanned="2" table:number-rows-spanned="1" table:style-name="ce6">
            <text:p>₹ 159.80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string" table:number-columns-spanned="6" table:number-rows-spanned="1" table:style-name="ce5">
            <text:p>Grand Total cost</text:p>
          </table:table-cell>
          <table:covered-table-cell table:number-columns-repeated="5"/>
          <table:table-cell office:value-type="currency" office:value="631.37999999999988" table:formula="of:=[.G15]+[.G16]" table:number-columns-spanned="2" table:number-rows-spanned="1" table:style-name="ce6">
            <text:p>₹ 631.38</text:p>
          </table:table-cell>
          <table:covered-table-cell/>
          <table:table-cell table:number-columns-repeated="16376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" number:language="en" number:country="IN">
      <number:currency-symbol number:language="en" number:country="IN">₹</number:currency-symbol>
      <number:text> </number:text>
      <number:number number:decimal-places="2" number:min-decimal-places="2" number:min-integer-digits="1" number:grouping="true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Sreeram R</meta:initial-creator>
    <dc:creator>R SREERAM</dc:creator>
    <meta:creation-date>2023-12-18T14:17:36Z</meta:creation-date>
    <dc:date>2024-02-03T12:16:39Z</dc:date>
  </office:meta>
</office:document-meta>
</file>